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letter-spacing="normal" fo:font-style="normal" fo:font-weight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letter-spacing="normal" fo:font-style="normal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letter-spacing="normal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margin-left="0.302in" fo:margin-right="0in" fo:text-align="start" style:justify-single-word="false" fo:text-indent="0in" style:auto-text-indent="false"/>
      <style:text-properties fo:font-variant="normal" fo:text-transform="none" fo:color="#000000" style:font-name="Times New Roman" fo:letter-spacing="normal" fo:font-style="normal" fo:font-weight="normal" style:font-weight-asian="normal" style:font-weight-complex="normal"/>
    </style:style>
    <style:style style:name="P7" style:family="paragraph" style:parent-style-name="Standard">
      <style:paragraph-properties fo:margin-left="0.302in" fo:margin-right="0in" fo:text-align="start" style:justify-single-word="false" fo:text-indent="0in" style:auto-text-indent="false"/>
      <style:text-properties fo:font-variant="normal" fo:text-transform="none" fo:color="#000000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left="0.302in" fo:margin-right="0in" fo:text-align="start" style:justify-single-word="false" fo:text-indent="0in" style:auto-text-indent="false"/>
      <style:text-properties fo:font-variant="normal" fo:text-transform="none" fo:color="#000000" style:font-name="Times New Roman" fo:letter-spacing="normal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ming Language Design</text:p>
      <text:p text:style-name="P2">10.1, 10.2, 10.3 Due Monday week 3</text:p>
      <text:p text:style-name="P2"/>
      <text:p text:style-name="P3">1.</text:p>
      <text:p text:style-name="P6">(a)</text:p>
      <text:p text:style-name="P6">No changes are necessary to the concrete or abstract syntax.</text:p>
      <text:p text:style-name="P6">(b)</text:p>
      <text:p text:style-name="P8">10.4 <text:span text:style-name="T1">...</text:span><text:span text:style-name="T2">Void functions may or may not have a Return statement.</text:span></text:p>
      <text:p text:style-name="P7">10.5 can be eliminated.</text:p>
      <text:p text:style-name="P7">(c)</text:p>
      <text:p text:style-name="P7">Meaning rule 10.3 would have to be modified so that it includes both void and non-void functions. 10.2 does not need to be changed.</text:p>
      <text:p text:style-name="P4"/>
      <text:p text:style-name="P5">2.</text:p>
      <text:p text:style-name="P4">Violates 10.6: b = A(a, b) + 1;</text:p>
      <text:p text:style-name="P4">Violates 10.7: B('c'); B(a, b, h);</text:p>
      <text:p text:style-name="P4">Violates 10.8: A(a, b) * true; B(2) + 'c';</text:p>
      <text:p text:style-name="P4"/>
      <text:p text:style-name="P5">3.</text:p>
      <text:p text:style-name="P4">(a) No, because there's nothing syntactically wrong with it, and no type rules against endless loops.</text:p>
      <text:p text:style-name="P4">(b) Endless loo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Header">J Bolton<text:tab/><text:tab/>Ch. 1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b</meta:initial-creator>
    <meta:creation-date>2011-01-30T19:13:51</meta:creation-date>
    <dc:date>2011-01-31T18:00:36</dc:date>
    <meta:editing-cycles>30</meta:editing-cycles>
    <meta:editing-duration>PT1H8M1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8" meta:word-count="113" meta:character-count="593"/>
  </office:meta>
</office:document-meta>
</file>